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0000000203FB7DCB6B5D6F655.png" manifest:media-type="image/png"/>
  <manifest:file-entry manifest:full-path="Pictures/10000201000000200000002015E69590AA939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auto-grow-height="false" fo:min-height="0.648cm" fo:min-width="1.798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5" style:family="graphic" style:parent-style-name="standard">
      <style:graphic-properties draw:auto-grow-height="false" fo:min-height="0.648cm" fo:min-width="1.998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</style:style>
    <style:style style:name="gr7" style:family="graphic" style:parent-style-name="standard">
      <style:graphic-properties draw:auto-grow-height="false" fo:min-height="0.648cm" fo:min-width="0.698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5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18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12pt" style:font-size-asian="18pt" style:font-size-complex="18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color="#333333" style:font-name="Monospace" fo:font-size="10pt" style:font-name-asian="Monospace" style:font-size-asian="10pt" style:font-name-complex="Monospace" style:font-size-complex="10pt"/>
    </style:style>
    <style:style style:name="P6" style:family="paragraph">
      <style:text-properties fo:color="#000066" style:font-name="Liberation Serif" fo:font-size="11pt" style:font-size-asian="18pt" style:font-size-complex="18pt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2pt" style:font-size-asian="18pt" style:font-size-complex="18pt"/>
    </style:style>
    <style:style style:name="T3" style:family="text">
      <style:text-properties fo:font-variant="normal" fo:text-transform="none" fo:color="#000066" style:text-outline="false" style:text-line-through-style="none" style:text-line-through-type="none" style:font-name="Liberation Serif" fo:font-size="11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0.5cm" svg:height="0.5cm" svg:x="0.05cm" svg:y="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4" draw:id="id4" draw:layer="layout" svg:width="0.846cm" svg:height="0.846cm" svg:x="0.666cm" svg:y="0.2cm">
          <draw:image xlink:href="Pictures/10000201000000200000002015E69590AA939695.png" xlink:type="simple" xlink:show="embed" xlink:actuate="onLoad">
            <text:p/>
          </draw:image>
        </draw:frame>
        <draw:frame draw:style-name="gr2" draw:text-style-name="P2" xml:id="id6" draw:id="id6" draw:layer="layout" svg:width="0.846cm" svg:height="0.846cm" svg:x="7.254cm" svg:y="4.4cm">
          <draw:image xlink:href="Pictures/1000020100000020000000203FB7DCB6B5D6F655.png" xlink:type="simple" xlink:show="embed" xlink:actuate="onLoad">
            <text:p/>
          </draw:image>
        </draw:frame>
        <draw:custom-shape draw:style-name="gr3" xml:id="id2" draw:id="id2" draw:layer="layout" svg:width="2.5cm" svg:height="1.1cm" svg:x="10.3cm" svg:y="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3" draw:layer="layout" svg:width="2.8cm" svg:height="0.717cm" svg:x="3.3cm" svg:y="1.451cm">
          <draw:text-box>
            <text:p><text:span text:style-name="T1">cLaboratorio</text:span></text:p>
          </draw:text-box>
        </draw:frame>
        <draw:custom-shape draw:style-name="gr5" xml:id="id1" draw:id="id1" draw:layer="layout" svg:width="2.7cm" svg:height="1.1cm" svg:x="3.3cm" svg:y="1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5" xml:id="id3" draw:id="id3" draw:layer="layout" svg:width="2.5cm" svg:height="0.717cm" svg:x="10.3cm" svg:y="5cm">
          <draw:text-box>
            <text:p text:style-name="P4"><text:span text:style-name="T1">Laboratorio</text:span></text:p>
          </draw:text-box>
        </draw:frame>
        <draw:frame draw:style-name="gr6" draw:text-style-name="P3" draw:layer="layout" svg:width="1.4cm" svg:height="1.183cm" svg:x="3.4cm" svg:y="4.051cm">
          <draw:text-box>
            <text:p><text:span text:style-name="T1">cDB</text:span></text:p>
          </draw:text-box>
        </draw:frame>
        <draw:custom-shape draw:style-name="gr7" xml:id="id5" draw:id="id5" draw:layer="layout" svg:width="1.4cm" svg:height="1.1cm" svg:x="3.3cm" svg:y="3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text-style-name="P3" draw:layer="layout" svg:width="1.421cm" svg:height="0.717cm" svg:x="0.28cm" svg:y="5.784cm">
          <draw:text-box>
            <text:p><text:span text:style-name="T2">View</text:span></text:p>
          </draw:text-box>
        </draw:frame>
        <draw:frame draw:style-name="gr9" draw:text-style-name="P3" draw:layer="layout" svg:width="2.073cm" svg:height="0.717cm" svg:x="4.98cm" svg:y="5.784cm">
          <draw:text-box>
            <text:p><text:span text:style-name="T2">Presenter</text:span></text:p>
          </draw:text-box>
        </draw:frame>
        <draw:frame draw:style-name="gr10" draw:text-style-name="P3" draw:layer="layout" svg:width="1.687cm" svg:height="0.717cm" svg:x="12.98cm" svg:y="5.784cm">
          <draw:text-box>
            <text:p><text:span text:style-name="T2">Model</text:span></text:p>
          </draw:text-box>
        </draw:frame>
        <draw:line draw:style-name="gr11" draw:text-style-name="P2" draw:layer="layout" svg:x1="2.1cm" svg:y1="-0.3cm" svg:x2="2.1cm" svg:y2="7.5cm">
          <text:p/>
        </draw:line>
        <draw:line draw:style-name="gr11" draw:text-style-name="P2" draw:layer="layout" svg:x1="9.9cm" svg:y1="-0.5cm" svg:x2="9.9cm" svg:y2="8.1cm">
          <text:p/>
        </draw:line>
        <draw:frame draw:style-name="gr4" draw:text-style-name="P6" draw:layer="layout" svg:width="2.8cm" svg:height="0.717cm" svg:x="1.9cm" svg:y="0.052cm">
          <draw:text-box>
            <text:p><text:span text:style-name="T3">Carica(key);</text:span></text:p>
          </draw:text-box>
        </draw:frame>
        <draw:frame draw:style-name="gr12" draw:text-style-name="P6" draw:layer="layout" svg:width="7.5cm" svg:height="2.366cm" svg:x="9.8cm" svg:y="0.053cm">
          <draw:text-box>
            <text:p><text:span text:style-name="T3">return new Laboratorio() {</text:span></text:p>
            <text:p><text:span text:style-name="T3"><text:s text:c="2"/></text:span><text:span text:style-name="T3">CFResponsabile = dr["CFResponsabile"],</text:span></text:p>
            <text:p><text:span text:style-name="T3"><text:s text:c="2"/></text:span><text:span text:style-name="T3">Descrizione = dr["Descrizione"],</text:span></text:p>
            <text:p><text:span text:style-name="T3"><text:s text:c="2"/></text:span><text:span text:style-name="T3">//ecc...</text:span></text:p>
            <text:p><text:span text:style-name="T3">};</text:span></text:p>
          </draw:text-box>
        </draw:frame>
        <draw:frame draw:style-name="gr13" draw:text-style-name="P6" draw:layer="layout" svg:width="6cm" svg:height="1.097cm" svg:x="4.4cm" svg:y="2.553cm">
          <draw:text-box>
            <text:p><text:span text:style-name="T3">EseguiSQLDataReader(sql, par);</text:span></text:p>
          </draw:text-box>
        </draw:frame>
        <draw:frame draw:style-name="gr4" draw:text-style-name="P3" draw:layer="layout" svg:width="0.2cm" svg:height="0.717cm" svg:x="0.2cm" svg:y="-0.048cm">
          <draw:text-box>
            <text:p><text:span text:style-name="T1">1</text:span></text:p>
          </draw:text-box>
        </draw:frame>
        <draw:custom-shape draw:style-name="gr1" draw:text-style-name="P1" draw:layer="layout" svg:width="0.5cm" svg:height="0.5cm" svg:x="2.751cm" svg:y="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2cm" svg:height="0.717cm" svg:x="2.901cm" svg:y="0.953cm">
          <draw:text-box>
            <text:p><text:span text:style-name="T1">2</text:span></text:p>
          </draw:text-box>
        </draw:frame>
        <draw:custom-shape draw:style-name="gr1" draw:text-style-name="P1" draw:layer="layout" svg:width="0.5cm" svg:height="0.5cm" svg:x="2.651cm" svg:y="3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2cm" svg:height="0.717cm" svg:x="2.801cm" svg:y="3.553cm">
          <draw:text-box>
            <text:p><text:span text:style-name="T1">3</text:span></text:p>
          </draw:text-box>
        </draw:frame>
        <draw:custom-shape draw:style-name="gr1" draw:text-style-name="P1" draw:layer="layout" svg:width="0.5cm" svg:height="0.5cm" svg:x="6.851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2cm" svg:height="0.717cm" svg:x="7.001cm" svg:y="3.953cm">
          <draw:text-box>
            <text:p><text:span text:style-name="T1">4</text:span></text:p>
          </draw:text-box>
        </draw:frame>
        <draw:custom-shape draw:style-name="gr1" draw:text-style-name="P1" draw:layer="layout" svg:width="0.5cm" svg:height="0.5cm" svg:x="9.951cm" svg:y="4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2cm" svg:height="0.717cm" svg:x="10.101cm" svg:y="4.153cm">
          <draw:text-box>
            <text:p><text:span text:style-name="T1">5</text:span></text:p>
          </draw:text-box>
        </draw:frame>
        <draw:connector draw:style-name="gr14" draw:text-style-name="P2" draw:layer="layout" svg:x1="6cm" svg:y1="1.85cm" svg:x2="11.55cm" svg:y2="4.8cm" draw:start-shape="id1" draw:start-glue-point="1" draw:end-shape="id2" draw:end-glue-point="0" svg:d="M6000 1850h5550v2950" svg:viewBox="0 0 5551 2951">
          <text:p/>
        </draw:connector>
        <draw:connector draw:style-name="gr14" draw:text-style-name="P2" draw:layer="layout" svg:x1="10.3cm" svg:y1="5.358cm" svg:x2="1.089cm" svg:y2="1.046cm" draw:start-shape="id3" draw:start-glue-point="3" draw:end-shape="id4" draw:end-glue-point="2" svg:d="M10300 5358h-9211v-4312" svg:viewBox="0 0 9212 4313">
          <text:p/>
        </draw:connector>
        <draw:connector draw:style-name="gr14" draw:text-style-name="P2" draw:layer="layout" svg:x1="1.512cm" svg:y1="0.623cm" svg:x2="3.3cm" svg:y2="1.85cm" draw:start-shape="id4" draw:start-glue-point="1" draw:end-shape="id1" draw:end-glue-point="3" svg:d="M1512 623h894v1227h894" svg:viewBox="0 0 1789 1228">
          <text:p/>
        </draw:connector>
        <draw:connector draw:style-name="gr14" draw:text-style-name="P2" draw:layer="layout" svg:x1="4.65cm" svg:y1="2.4cm" svg:x2="4cm" svg:y2="3.9cm" draw:start-shape="id1" draw:start-glue-point="2" draw:end-shape="id5" draw:end-glue-point="0" svg:d="M4650 2400v751h-650v749" svg:viewBox="0 0 651 1501">
          <text:p/>
        </draw:connector>
        <draw:connector draw:style-name="gr14" draw:text-style-name="P2" draw:layer="layout" svg:x1="4.7cm" svg:y1="4.45cm" svg:x2="7.254cm" svg:y2="4.823cm" draw:start-shape="id5" draw:start-glue-point="1" draw:end-shape="id6" draw:end-glue-point="3" svg:d="M4700 4450h1278v373h1276" svg:viewBox="0 0 2555 3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6cm" fo:page-height="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initial-creator>Michele Maione</meta:initial-creator>
    <meta:creation-date>2017-08-06T14:47:39.507860531</meta:creation-date>
    <dc:date>2017-08-25T10:18:43.920827453</dc:date>
    <dc:creator>Michele Maione</dc:creator>
    <meta:editing-duration>PT1H5M12S</meta:editing-duration>
    <meta:editing-cycles>67</meta:editing-cycles>
    <meta:generator>LibreOffice/5.3.1.2$Linux_X86_64 LibreOffice_project/30m0$Build-2</meta:generator>
    <meta:document-statistic meta:object-count="31"/>
  </office:meta>
</office:document-meta>
</file>